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3.281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3.413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0054a9" officeooo:paragraph-rsid="000054a9"/>
    </style:style>
    <style:style style:name="P2" style:family="paragraph" style:parent-style-name="Table_20_Contents">
      <style:text-properties style:font-name="Liberation Sans" fo:font-size="20pt" officeooo:rsid="000431a8" officeooo:paragraph-rsid="000431a8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054a9" style:font-size-asian="20pt" style:font-size-complex="20pt"/>
    </style:style>
    <style:style style:name="P4" style:family="paragraph" style:parent-style-name="Table_20_Contents">
      <style:text-properties style:font-name="Liberation Sans" fo:font-size="20pt" officeooo:rsid="000054a9" officeooo:paragraph-rsid="000054a9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8pt" officeooo:rsid="000431a8" officeooo:paragraph-rsid="000431a8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0pt" officeooo:rsid="000431a8" officeooo:paragraph-rsid="000431a8" style:font-size-asian="20pt" style:font-size-complex="20pt"/>
    </style:style>
    <style:style style:name="P7" style:family="paragraph" style:parent-style-name="Table_20_Contents">
      <style:text-properties style:font-name="Liberation Sans" fo:font-size="20pt" style:font-size-asian="20pt" style:font-size-complex="20pt"/>
    </style:style>
    <style:style style:name="P8" style:family="paragraph" style:parent-style-name="Table_20_Contents">
      <style:text-properties style:font-name="Liberation Sans" fo:font-size="20pt" officeooo:rsid="000054a9" officeooo:paragraph-rsid="000431a8" style:font-size-asian="20pt" style:font-size-complex="2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431a8" style:font-size-asian="20pt" style:font-size-complex="20pt"/>
    </style:style>
    <style:style style:name="P10" style:family="paragraph" style:parent-style-name="Table_20_Contents">
      <style:text-properties style:font-name="Liberation Sans" fo:font-size="20pt" fo:font-weight="bold" officeooo:rsid="000054a9" officeooo:paragraph-rsid="000054a9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20pt" fo:font-weight="bold" officeooo:rsid="000431a8" officeooo:paragraph-rsid="000431a8" style:font-size-asian="20pt" style:font-weight-asian="bold" style:font-size-complex="20pt" style:font-weight-complex="bold"/>
    </style:style>
    <style:style style:name="P12" style:family="paragraph" style:parent-style-name="Table_20_Contents">
      <style:text-properties style:font-name="Liberation Sans" fo:font-size="20pt" fo:font-weight="bold" officeooo:rsid="000054a9" officeooo:paragraph-rsid="000431a8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rsid="0000ffaa" officeooo:paragraph-rsid="000054a9"/>
    </style:style>
    <style:style style:name="P14" style:family="paragraph" style:parent-style-name="Standard">
      <style:text-properties officeooo:rsid="0000ffaa" officeooo:paragraph-rsid="0000ffaa"/>
    </style:style>
    <style:style style:name="T1" style:family="text">
      <style:text-properties officeooo:rsid="000431a8"/>
    </style:style>
    <style:style style:name="T2" style:family="text">
      <style:text-properties officeooo:rsid="000054a9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What A Wonderful World </text:span><text:span text:style-name="T2">(</text:span><text:span text:style-name="T1">F</text:span><text:span text:style-name="T2">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2">A1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<text:span text:style-name="T1">BbM7</text:span></text:p>
            <text:p text:style-name="P5">A-7</text:p>
          </table:table-cell>
          <table:table-cell table:style-name="Tableau1.B1" office:value-type="string">
            <text:p text:style-name="P4"><text:span text:style-name="T1">G-7</text:span></text:p>
            <text:p text:style-name="P3"><text:span text:style-name="T1">FM7</text:span></text:p>
          </table:table-cell>
          <table:table-cell table:style-name="Tableau1.E1" office:value-type="string">
            <text:p text:style-name="P4"><text:span text:style-name="T1">A7b9</text:span></text:p>
            <text:p text:style-name="P6">D-7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4">F<text:span text:style-name="T1">M7</text:span></text:p>
            <text:p text:style-name="P3"><text:span text:style-name="T1">F6</text:span></text:p>
          </table:table-cell>
          <table:table-cell table:style-name="Tableau1.A2" office:value-type="string">
            <text:p text:style-name="P8"><text:span text:style-name="T1">G-7</text:span></text:p>
            <text:p text:style-name="P9"><text:span text:style-name="T1">C7</text:span></text:p>
          </table:table-cell>
        </table:table-row>
        <table:table-row>
          <table:table-cell table:style-name="Tableau1.A1" office:value-type="string">
            <text:p text:style-name="P2">A2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<text:span text:style-name="T1">BbM7</text:span></text:p>
            <text:p text:style-name="P5">A-7</text:p>
          </table:table-cell>
          <table:table-cell table:style-name="Tableau1.B1" office:value-type="string">
            <text:p text:style-name="P4"><text:span text:style-name="T1">G-7</text:span></text:p>
            <text:p text:style-name="P3"><text:span text:style-name="T1">FM7</text:span></text:p>
          </table:table-cell>
          <table:table-cell table:style-name="Tableau1.E1" office:value-type="string">
            <text:p text:style-name="P4"><text:span text:style-name="T1">A7b9</text:span></text:p>
            <text:p text:style-name="P6">D-7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4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10">F<text:span text:style-name="T1">6</text:span></text:p>
            <text:p text:style-name="P11">Bb7</text:p>
          </table:table-cell>
          <table:table-cell table:style-name="Tableau1.A2" office:value-type="string">
            <text:p text:style-name="P12"><text:span text:style-name="T1">F7</text:span></text:p>
          </table:table-cell>
        </table:table-row>
        <table:table-row>
          <table:table-cell table:style-name="Tableau1.A5" office:value-type="string">
            <text:p text:style-name="P2">B) 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B1" office:value-type="string">
            <text:p text:style-name="P4">F<text:span text:style-name="T1">M7</text:span>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E1" office:value-type="string">
            <text:p text:style-name="P4">F<text:span text:style-name="T1">M7</text:span></text:p>
          </table:table-cell>
        </table:table-row>
        <table:table-row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2">D-7</text:p>
            <text:p text:style-name="P6">A-7</text:p>
          </table:table-cell>
          <table:table-cell table:style-name="Tableau1.B2" office:value-type="string">
            <text:p text:style-name="P2">D-7</text:p>
            <text:p text:style-name="P6">A-7</text:p>
          </table:table-cell>
          <table:table-cell table:style-name="Tableau1.B2" office:value-type="string">
            <text:p text:style-name="P2">D-7</text:p>
            <text:p text:style-name="P6">D7b9</text:p>
          </table:table-cell>
          <table:table-cell table:style-name="Tableau1.A2" office:value-type="string">
            <text:p text:style-name="P2">G-7 F#<text:span text:style-name="T3">dim</text:span></text:p>
            <text:p text:style-name="P6">G-7 C7</text:p>
          </table:table-cell>
        </table:table-row>
        <table:table-row>
          <table:table-cell table:style-name="Tableau1.A7" office:value-type="string">
            <text:p text:style-name="P2">A3)</text:p>
          </table:table-cell>
          <table:table-cell table:style-name="Tableau1.B2" office:value-type="string">
            <text:p text:style-name="P2">F6</text:p>
            <text:p text:style-name="P3"><text:span text:style-name="T1">A</text:span>-7</text:p>
          </table:table-cell>
          <table:table-cell table:style-name="Tableau1.B2" office:value-type="string">
            <text:p text:style-name="P4"><text:span text:style-name="T1">BbM7</text:span></text:p>
            <text:p text:style-name="P5">A-7</text:p>
          </table:table-cell>
          <table:table-cell table:style-name="Tableau1.B2" office:value-type="string">
            <text:p text:style-name="P4"><text:span text:style-name="T1">G-7</text:span></text:p>
            <text:p text:style-name="P3"><text:span text:style-name="T1">FM7</text:span></text:p>
          </table:table-cell>
          <table:table-cell table:style-name="Tableau1.A2" office:value-type="string">
            <text:p text:style-name="P4"><text:span text:style-name="T1">A7b9</text:span></text:p>
            <text:p text:style-name="P6">D-7</text:p>
          </table:table-cell>
        </table:table-row>
        <table:table-row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4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4">F<text:span text:style-name="T1">M7</text:span></text:p>
            <text:p text:style-name="P3"><text:span text:style-name="T1">F6</text:span></text:p>
          </table:table-cell>
          <table:table-cell table:style-name="Tableau1.A2" office:value-type="string">
            <text:p text:style-name="P8"><text:span text:style-name="T1">G-7</text:span></text:p>
            <text:p text:style-name="P9"><text:span text:style-name="T1">C7</text:span></text:p>
          </table:table-cell>
        </table:table-row>
      </table:table>
      <text:p text:style-name="P1"/>
      <text:p text:style-name="P13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22:04.818608317</meta:creation-date>
    <dc:date>2025-10-21T12:52:04.515483000</dc:date>
    <meta:editing-duration>PT19M43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63" meta:word-count="69" meta:character-count="214" meta:non-whitespace-character-count="207"/>
  </office:meta>
</office:document-meta>
</file>